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officeooo:rsid="00175992" officeooo:paragraph-rsid="00175992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3183e" style:font-weight-asian="bold"/>
    </style:style>
    <style:style style:name="T4" style:family="text">
      <style:text-properties fo:color="#000000" fo:font-weight="bold" officeooo:rsid="00175992" style:font-weight-asian="bold"/>
    </style:style>
    <style:style style:name="T5" style:family="text">
      <style:text-properties officeooo:rsid="000f1d27"/>
    </style:style>
    <style:style style:name="T6" style:family="text">
      <style:text-properties officeooo:rsid="0013183e"/>
    </style:style>
    <style:style style:name="T7" style:family="text">
      <style:text-properties officeooo:rsid="0014ea5a"/>
    </style:style>
    <style:style style:name="T8" style:family="text">
      <style:text-properties officeooo:rsid="0015db7e"/>
    </style:style>
    <style:style style:name="T9" style:family="text">
      <style:text-properties officeooo:rsid="00167792"/>
    </style:style>
    <style:style style:name="T10" style:family="text">
      <style:text-properties officeooo:rsid="00175992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10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 de uso <text:span text:style-name="T10">Agregar material, derivado del control de producción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Caso de uso <text:span text:style-name="T10">agregar material, ańalisis y diseño de éste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10">Documentación sobre el caso de uso</text:span></text:p>
            <text:p text:style-name="Standard">No se aprueba:</text:p>
            <text:p text:style-name="Standard"><text:s text:c="11"/><text:span text:style-name="T10">Detalles a arreglar en el diagrama de clases y colaboración.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en el desarrollo de software</text:p>
          </table:table-cell>
          <table:table-cell table:style-name="Tabla1.A1" office:value-type="string">
            <text:p text:style-name="P4"><text:span text:style-name="T10">30</text:span>/1<text:span text:style-name="T6">1</text:span>/2018</text:p>
          </table:table-cell>
          <table:table-cell table:style-name="Tabla1.A1" office:value-type="string">
            <text:p text:style-name="P8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13">Detalles caso de uso agregar material</text:p>
          </table:table-cell>
          <table:table-cell table:style-name="Tabla1.A5" office:value-type="string">
            <text:p text:style-name="P8"><text:span text:style-name="T10">30</text:span>/11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1" text:outline-level="2"><text:soft-page-break/>Fecha de próxima reunión</text:h>
      <text:p text:style-name="P6"><text:span text:style-name="T10">Viernes 30</text:span> de <text:span text:style-name="T6">Noviembre</text:span> del 2018 <text:s/>en Sala <text:span text:style-name="T8">Llancahue</text:span> a las 0<text:span text:style-name="T5">8</text:span>:<text:span text:style-name="T5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75992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3183e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28</text:span><text:span text:style-name="MT1">/</text:span><text:span text:style-name="MT3">1</text:span><text:span text:style-name="MT4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4</meta:editing-cycles>
    <meta:creation-date>2018-10-06T11:07:00</meta:creation-date>
    <dc:date>2019-03-07T23:23:58.464503631</dc:date>
    <meta:editing-duration>PT2H27M10S</meta:editing-duration>
    <meta:generator>LibreOffice/6.0.3.2$Linux_X86_64 LibreOffice_project/00m0$Build-2</meta:generator>
    <meta:document-statistic meta:table-count="1" meta:image-count="0" meta:object-count="0" meta:page-count="2" meta:paragraph-count="42" meta:word-count="130" meta:character-count="890" meta:non-whitespace-character-count="77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